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Yu Mincho" svg:font-family="Yu Mincho" style:font-family-generic="roman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3" style:master-page-name="MP0" style:family="paragraph">
      <style:paragraph-properties fo:keep-together="always" fo:widows="2" fo:orphans="2" fo:break-before="page"/>
    </style:style>
    <style:style style:name="P2" style:parent-style-name="Standard" style:family="paragraph">
      <style:paragraph-properties fo:keep-with-next="always"/>
    </style:style>
    <style:style style:name="TableColumn4" style:family="table-column">
      <style:table-column-properties style:column-width="3.459in"/>
    </style:style>
    <style:style style:name="TableColumn5" style:family="table-column">
      <style:table-column-properties style:column-width="3.459in"/>
    </style:style>
    <style:style style:name="Table3" style:family="table">
      <style:table-properties style:width="6.918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rd" style:family="paragraph">
      <style:paragraph-properties fo:keep-with-next="always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keep-with-next="always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keep-with-next="always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keep-with-next="always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keep-with-next="always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keep-with-next="always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keep-with-next="always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keep-with-next="always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keep-with-next="alway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keep-with-next="always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keep-with-next="alway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keep-with-next="always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keep-with-next="alway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keep-with-next="always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keep-with-next="always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keep-with-next="always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keep-with-next="alway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keep-with-next="always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keep-with-next="alway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keep-with-next="always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keep-with-next="alway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keep-with-next="always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keep-with-next="alway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keep-with-next="always"/>
    </style:style>
    <style:style style:name="P66" style:parent-style-name="Standard" style:family="paragraph">
      <style:paragraph-properties fo:keep-with-next="always" fo:keep-together="always" fo:widows="2" fo:orphans="2"/>
    </style:style>
    <style:style style:name="P67" style:parent-style-name="Standard" style:family="paragraph">
      <style:paragraph-properties fo:keep-with-next="always" fo:keep-together="always" fo:widows="2" fo:orphans="2"/>
    </style:style>
    <style:style style:name="P68" style:parent-style-name="Standard" style:family="paragraph">
      <style:paragraph-properties fo:keep-with-next="always" fo:keep-together="always" fo:widows="2" fo:orphans="2"/>
    </style:style>
    <style:style style:name="P69" style:parent-style-name="Standard" style:family="paragraph">
      <style:paragraph-properties fo:keep-with-next="always" fo:widows="2" fo:orphans="2"/>
    </style:style>
    <style:style style:name="P70" style:parent-style-name="Standard" style:family="paragraph">
      <style:paragraph-properties fo:keep-with-next="always" fo:keep-together="always" fo:widows="2" fo:orphans="2"/>
    </style:style>
    <style:style style:name="P71" style:parent-style-name="Standard" style:family="paragraph">
      <style:paragraph-properties fo:keep-with-next="always" fo:keep-together="always" fo:widows="2" fo:orphans="2"/>
    </style:style>
    <style:style style:name="P72" style:parent-style-name="Standard" style:family="paragraph">
      <style:paragraph-properties fo:keep-with-next="always" fo:keep-together="always" fo:widows="2" fo:orphans="2"/>
    </style:style>
    <style:style style:name="P73" style:parent-style-name="Standard" style:family="paragraph">
      <style:paragraph-properties fo:keep-with-next="always" fo:keep-together="always" fo:widows="2" fo:orphans="2"/>
    </style:style>
    <style:style style:name="P74" style:parent-style-name="Standard" style:family="paragraph">
      <style:paragraph-properties fo:keep-with-next="always" fo:widows="2" fo:orphans="2"/>
    </style:style>
    <style:style style:name="P75" style:parent-style-name="Standard" style:family="paragraph">
      <style:paragraph-properties fo:keep-with-next="always" fo:keep-together="always" fo:widows="2" fo:orphans="2"/>
    </style:style>
    <style:style style:name="TableColumn77" style:family="table-column">
      <style:table-column-properties style:column-width="3.459in"/>
    </style:style>
    <style:style style:name="TableColumn78" style:family="table-column">
      <style:table-column-properties style:column-width="3.459in"/>
    </style:style>
    <style:style style:name="Table76" style:family="table">
      <style:table-properties style:width="6.918in" fo:margin-left="0in" table:align="lef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h text:style-name="P1" text:outline-level="3"><text:bookmark-start text:name="__RefHeading__2079_1963270645"/>Test 050-03-01 Character Encoding<text:bookmark-end text:name="__RefHeading__2079_1963270645"/></text:h>
      <text:p text:style-name="Normal">Data encoding shall be compliant with UTF-8. (ISO/IEC 10646:2012)</text:p>
      <text:h text:style-name="Heading5" text:outline-level="5">PD</text:h>
      <text:p text:style-name="Standard">MUST support use of all possible 8-bit patterns.</text:p>
      <text:h text:style-name="Heading5" text:outline-level="5">ACU</text:h>
      <text:p text:style-name="Standard">MUST support use of all possible 8-bit patterns.</text:p>
      <text:p text:style-name="Standard"/>
      <text:h text:style-name="Heading4" text:outline-level="4">Purpose</text:h>
      <text:p text:style-name="Normal">Confirm the device can support all 8-bit patterns.</text:p>
      <text:h text:style-name="Heading4" text:outline-level="4">Criteria</text:h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Basic OSDP (PD)</text:p>
          </table:table-cell>
          <table:table-cell table:style-name="TableCell9">
            <text:p text:style-name="P10">Required</text:p>
          </table:table-cell>
        </table:table-row>
        <table:table-row table:style-name="TableRow11">
          <table:table-cell table:style-name="TableCell12">
            <text:p text:style-name="P13">Basic OSDP (ACU)</text:p>
          </table:table-cell>
          <table:table-cell table:style-name="TableCell14">
            <text:p text:style-name="P15">Required</text:p>
          </table:table-cell>
        </table:table-row>
        <table:table-row table:style-name="TableRow16">
          <table:table-cell table:style-name="TableCell17">
            <text:p text:style-name="P18">Secure Channel (PD)</text:p>
          </table:table-cell>
          <table:table-cell table:style-name="TableCell19">
            <text:p text:style-name="P20">Required</text:p>
          </table:table-cell>
        </table:table-row>
        <table:table-row table:style-name="TableRow21">
          <table:table-cell table:style-name="TableCell22">
            <text:p text:style-name="P23">Secure Channel (ACU)</text:p>
          </table:table-cell>
          <table:table-cell table:style-name="TableCell24">
            <text:p text:style-name="P25">Required</text:p>
          </table:table-cell>
        </table:table-row>
        <table:table-row table:style-name="TableRow26">
          <table:table-cell table:style-name="TableCell27">
            <text:p text:style-name="P28">BIO Match (PD)</text:p>
          </table:table-cell>
          <table:table-cell table:style-name="TableCell29">
            <text:p text:style-name="P30">Required</text:p>
          </table:table-cell>
        </table:table-row>
        <table:table-row table:style-name="TableRow31">
          <table:table-cell table:style-name="TableCell32">
            <text:p text:style-name="P33">BIO Match (ACU)</text:p>
          </table:table-cell>
          <table:table-cell table:style-name="TableCell34">
            <text:p text:style-name="P35">Required</text:p>
          </table:table-cell>
        </table:table-row>
        <table:table-row table:style-name="TableRow36">
          <table:table-cell table:style-name="TableCell37">
            <text:p text:style-name="P38">BIO Read (PD)</text:p>
          </table:table-cell>
          <table:table-cell table:style-name="TableCell39">
            <text:p text:style-name="P40">Required</text:p>
          </table:table-cell>
        </table:table-row>
        <table:table-row table:style-name="TableRow41">
          <table:table-cell table:style-name="TableCell42">
            <text:p text:style-name="P43">BIO Read (ACU)</text:p>
          </table:table-cell>
          <table:table-cell table:style-name="TableCell44">
            <text:p text:style-name="P45">Required</text:p>
          </table:table-cell>
        </table:table-row>
        <table:table-row table:style-name="TableRow46">
          <table:table-cell table:style-name="TableCell47">
            <text:p text:style-name="P48">Extended Packet Mode (PD)</text:p>
          </table:table-cell>
          <table:table-cell table:style-name="TableCell49">
            <text:p text:style-name="P50">Required</text:p>
          </table:table-cell>
        </table:table-row>
        <table:table-row table:style-name="TableRow51">
          <table:table-cell table:style-name="TableCell52">
            <text:p text:style-name="P53">Extended Packet Mode (ACU)</text:p>
          </table:table-cell>
          <table:table-cell table:style-name="TableCell54">
            <text:p text:style-name="P55">Required</text:p>
          </table:table-cell>
        </table:table-row>
        <table:table-row table:style-name="TableRow56">
          <table:table-cell table:style-name="TableCell57">
            <text:p text:style-name="P58">Extended Read/Write (PD)</text:p>
          </table:table-cell>
          <table:table-cell table:style-name="TableCell59">
            <text:p text:style-name="P60">Required</text:p>
          </table:table-cell>
        </table:table-row>
        <table:table-row table:style-name="TableRow61">
          <table:table-cell table:style-name="TableCell62">
            <text:p text:style-name="P63">Extended Read/Write (ACU)</text:p>
          </table:table-cell>
          <table:table-cell table:style-name="TableCell64">
            <text:p text:style-name="P65">Required</text:p>
          </table:table-cell>
        </table:table-row>
      </table:table>
      <text:h text:style-name="Heading4" text:outline-level="4">Test action</text:h>
      <text:h text:style-name="Heading5" text:outline-level="5">PD Test</text:h>
      <text:p text:style-name="P66">Use OSDP trace to confirm character coverage.</text:p>
      <text:p text:style-name="P67"><text:tab/>Exercise DUT through full test set, collecting a trace</text:p>
      <text:p text:style-name="P68"><text:tab/>Confirm successful operation</text:p>
      <text:p text:style-name="P69"><text:tab/>Run trace analyzer</text:p>
      <text:p text:style-name="P70"><text:tab/>Report character coverage</text:p>
      <text:h text:style-name="Heading5" text:outline-level="5">ACU Test</text:h>
      <text:p text:style-name="P71">Use OSDP trace to confirm character coverage.</text:p>
      <text:p text:style-name="P72"><text:tab/>Exercise DUT through full test set, collecting a trace</text:p>
      <text:p text:style-name="P73"><text:tab/>Confirm successful operation</text:p>
      <text:p text:style-name="P74"><text:tab/>Run trace analyzer</text:p>
      <text:p text:style-name="P75"><text:tab/>Report character coverage</text:p>
      <text:h text:style-name="Heading4" text:outline-level="4">Development status</text:h>
      <text:p text:style-name="Standard"><text:a xlink:href="https://github.com/Security-Industry-Association/libosdp-conformance/releases/tag/1.31-4" office:target-frame-name="_top" xlink:show="replace"><text:span text:style-name="Hyperlink">1.31-Build-4</text:span></text:a></text:p>
      <text:h text:style-name="Heading4" text:outline-level="4">Test Results</text:h>
      <text:p text:style-name="Standard">JSON tags</text:p>
      <table:table table:style-name="Table76">
        <table:table-columns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Standard">test</text:p>
          </table:table-cell>
          <table:table-cell table:style-name="TableCell81">
            <text:p text:style-name="Standard">n/a</text:p>
          </table:table-cell>
        </table:table-row>
        <table:table-row table:style-name="TableRow82">
          <table:table-cell table:style-name="TableCell83">
            <text:p text:style-name="Standard">test-status</text:p>
          </table:table-cell>
          <table:table-cell table:style-name="TableCell84">
            <text:p text:style-name="Standard">n/a</text:p>
          </table:table-cell>
        </table:table-row>
      </table:table>
      <text:p text:style-name="Standard"/>
      <text:h text:style-name="Heading4" text:outline-level="4">Revision History</text:h>
      <text:p text:style-name="Standard">Updated as 2.4.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Yu Mincho" svg:font-family="Yu Mincho" style:font-family-generic="roman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Yu Gothic Light" style:font-name-complex="Mangal" fo:font-style="italic" style:font-style-asian="italic" style:font-style-complex="italic" fo:color="#2F5496" style:font-size-complex="10.5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Yu Gothic Light" style:font-name-complex="Mangal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Heading4Char" style:display-name="Heading 4 Char" style:family="text" style:parent-style-name="DefaultParagraphFont">
      <style:text-properties style:font-name="Calibri Light" style:font-name-asian="Yu Gothic Light" style:font-name-complex="Mangal" fo:font-style="italic" style:font-style-asian="italic" style:font-style-complex="italic" fo:color="#2F5496" style:font-size-complex="10.5pt"/>
    </style:style>
    <style:style style:name="Heading5Char" style:display-name="Heading 5 Char" style:family="text" style:parent-style-name="DefaultParagraphFont">
      <style:text-properties style:font-name="Calibri Light" style:font-name-asian="Yu Gothic Light" style:font-name-complex="Mangal" fo:color="#2F5496" style:font-size-complex="10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OSDP Verified<text:tab/>Test Descriptions<text:tab/>Page<text:s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lvatore D'Agostino</dc:creator>
    <meta:creation-date>2022-12-14T20:55:00Z</meta:creation-date>
    <dc:date>2022-12-16T02:14:00Z</dc:date>
    <meta:template xlink:href="Normal.dotm" xlink:type="simple"/>
    <meta:editing-cycles>4</meta:editing-cycles>
    <meta:editing-duration>PT480S</meta:editing-duration>
    <meta:document-statistic meta:page-count="1" meta:paragraph-count="2" meta:word-count="185" meta:character-count="1241" meta:row-count="8" meta:non-whitespace-character-count="1058"/>
  </office:meta>
</office:document-meta>
</file>